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F000000283403C783C0DCC4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388cm"/>
    </style:style>
    <style:style style:name="gr4" style:family="graphic" style:parent-style-name="standard">
      <style:graphic-properties draw:stroke="none" svg:stroke-color="#000000" draw:fill="none" draw:fill-color="#ffffff" fo:min-height="22.896cm"/>
    </style:style>
    <style:style style:name="gr5" style:family="graphic" style:parent-style-name="Default_5f_1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6" style:family="graphic" style:parent-style-name="Default_5f_1">
      <style:graphic-properties draw:stroke="none" svg:stroke-color="#000000" draw:fill="none" draw:fill-color="#ffffff" draw:textarea-vertical-align="middle" fo:min-height="2.388cm"/>
    </style:style>
    <style:style style:name="gr7" style:family="graphic" style:parent-style-name="Default_5f_1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8" style:family="graphic" style:parent-style-name="Default_5f_1">
      <style:graphic-properties draw:fill="solid" draw:fill-color="#eeeeee" draw:textarea-horizontal-align="justify" draw:textarea-vertical-align="top" draw:auto-grow-height="false" fo:min-height="5.846cm" fo:min-width="16.01cm"/>
    </style:style>
    <style:style style:name="gr9" style:family="graphic" style:parent-style-name="Default_5f_1">
      <style:graphic-properties draw:fill-color="#dddddd" draw:textarea-horizontal-align="justify" draw:textarea-vertical-align="middle" draw:auto-grow-height="false" fo:min-height="0.639cm" fo:min-width="13.851cm" draw:shadow="visible" draw:shadow-opacity="50%"/>
    </style:style>
    <style:style style:name="gr10" style:family="graphic" style:parent-style-name="Default_5f_1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11" style:family="graphic" style:parent-style-name="Default_5f_1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12" style:family="graphic" style:parent-style-name="Default_5f_1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13" style:family="graphic" style:parent-style-name="Default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14" style:family="graphic" style:parent-style-name="Default_5f_1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15" style:family="graphic" style:parent-style-name="Default_5f_2_5f_6">
      <style:graphic-properties draw:stroke="none" svg:stroke-color="#000000" draw:fill="none" draw:fill-color="#ffffff" draw:textarea-vertical-align="middle" fo:min-height="2.388cm"/>
    </style:style>
    <style:style style:name="gr16" style:family="graphic" style:parent-style-name="Default_5f_2">
      <style:graphic-properties svg:stroke-color="#000000" draw:fill="solid" draw:fill-color="#729fcf" draw:textarea-horizontal-align="justify" draw:textarea-vertical-align="top" draw:auto-grow-height="false" fo:min-height="17.068cm" fo:min-width="16.964cm"/>
    </style:style>
    <style:style style:name="gr17" style:family="graphic" style:parent-style-name="Default_5f_2">
      <style:graphic-properties draw:fill="solid" draw:fill-color="#eeeeee" draw:textarea-horizontal-align="justify" draw:textarea-vertical-align="top" draw:auto-grow-height="false" fo:min-height="15.671cm" fo:min-width="16.075cm" draw:shadow="visible" draw:shadow-opacity="50%"/>
    </style:style>
    <style:style style:name="gr18" style:family="graphic" style:parent-style-name="Default_5f_2">
      <style:graphic-properties draw:stroke="none" svg:stroke-color="#000000" draw:fill="none" draw:fill-color="#ffffff" fo:min-height="4.068cm"/>
    </style:style>
    <style:style style:name="gr19" style:family="graphic" style:parent-style-name="Default_5f_2">
      <style:graphic-properties draw:stroke="none" svg:stroke-color="#000000" draw:fill="none" draw:fill-color="#ffffff" fo:min-height="0.766cm"/>
    </style:style>
    <style:style style:name="gr20" style:family="graphic" style:parent-style-name="Default_5f_2">
      <style:graphic-properties draw:fill="none" draw:fill-color="#dddddd" draw:textarea-horizontal-align="justify" draw:textarea-vertical-align="top" draw:auto-grow-height="false" fo:min-height="1.909cm" fo:min-width="2.362cm" draw:shadow="hidden" draw:shadow-opacity="50%"/>
    </style:style>
    <style:style style:name="gr21" style:family="graphic" style:parent-style-name="Default_5f_2">
      <style:graphic-properties draw:fill="none" draw:fill-color="#dddddd" draw:textarea-horizontal-align="justify" draw:textarea-vertical-align="top" draw:auto-grow-height="false" fo:min-height="14.355cm" fo:min-width="11.884cm" draw:shadow="hidden" draw:shadow-opacity="50%"/>
    </style:style>
    <style:style style:name="gr22" style:family="graphic" style:parent-style-name="Default_5f_2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23" style:family="graphic" style:parent-style-name="Default_5f_2">
      <style:graphic-properties draw:fill-color="#dddddd" draw:textarea-horizontal-align="justify" draw:textarea-vertical-align="top" draw:auto-grow-height="false" fo:min-height="2.925cm" fo:min-width="5.342cm" draw:shadow="visible" draw:shadow-opacity="50%"/>
    </style:style>
    <style:style style:name="gr24" style:family="graphic" style:parent-style-name="Default_5f_2">
      <style:graphic-properties draw:fill="none" draw:fill-color="#dddddd" draw:textarea-horizontal-align="justify" draw:textarea-vertical-align="top" draw:auto-grow-height="false" fo:min-height="9.656cm" fo:min-width="2.362cm" draw:shadow="hidden" draw:shadow-opacity="50%"/>
    </style:style>
    <style:style style:name="gr25" style:family="graphic" style:parent-style-name="Default_5f_2">
      <style:graphic-properties draw:fill-color="#dddddd" draw:textarea-horizontal-align="justify" draw:textarea-vertical-align="middle" draw:auto-grow-height="false" fo:min-height="0.639cm" fo:min-width="4.961cm" draw:shadow="visible" draw:shadow-opacity="50%"/>
    </style:style>
    <style:style style:name="gr26" style:family="graphic" style:parent-style-name="Default_5f_2">
      <style:graphic-properties draw:fill-color="#dddddd" draw:textarea-horizontal-align="justify" draw:textarea-vertical-align="middle" draw:auto-grow-height="false" fo:min-height="0.685cm" fo:min-width="4.961cm" draw:shadow="visible" draw:shadow-opacity="50%"/>
    </style:style>
    <style:style style:name="gr27" style:family="graphic" style:parent-style-name="Default_5f_2">
      <style:graphic-properties draw:stroke="none" svg:stroke-color="#000000" draw:fill="none" draw:fill-color="#ffffff" draw:textarea-vertical-align="middle" fo:min-height="2.388cm"/>
    </style:style>
    <style:style style:name="gr28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5.117cm" fo:min-width="16.964cm"/>
    </style:style>
    <style:style style:name="gr29" style:family="graphic" style:parent-style-name="standard">
      <style:graphic-properties draw:fill="solid" draw:fill-color="#eeeeee" draw:textarea-horizontal-align="justify" draw:textarea-vertical-align="top" draw:auto-grow-height="false" fo:min-height="6.735cm" fo:min-width="16.01cm" draw:shadow="visible" draw:shadow-opacity="50%"/>
    </style:style>
    <style:style style:name="gr30" style:family="graphic" style:parent-style-name="standard">
      <style:graphic-properties draw:stroke="none" svg:stroke-color="#000000" draw:fill="none" draw:fill-color="#ffffff" fo:min-height="4.068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fill="solid" draw:fill-color="#eeeeee" draw:textarea-horizontal-align="justify" draw:textarea-vertical-align="top" draw:auto-grow-height="false" fo:min-height="5.857cm" fo:min-width="16.01cm" draw:shadow="visible" draw:shadow-opacity="50%"/>
    </style:style>
    <style:style style:name="gr33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34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8.517cm" draw:shadow="hidden" draw:shadow-opacity="50%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36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2.421cm" draw:shadow="hidden" draw:shadow-opacity="50%"/>
    </style:style>
    <style:style style:name="gr37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4.453cm" draw:shadow="hidden" draw:shadow-opacity="50%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0.639cm" fo:min-width="3.33cm" draw:shadow="visible" draw:shadow-opacity="50%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0.639cm" fo:min-width="3.331cm" draw:shadow="visible" draw:shadow-opacity="50%"/>
    </style:style>
    <style:style style:name="gr40" style:family="graphic" style:parent-style-name="standard">
      <style:graphic-properties draw:fill-color="#dddddd" draw:textarea-horizontal-align="justify" draw:textarea-vertical-align="top" draw:auto-grow-height="false" fo:min-height="4.195cm" fo:min-width="6.485cm" draw:shadow="visible" draw:shadow-opacity="50%"/>
    </style:style>
    <style:style style:name="gr41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2.421cm" draw:shadow="hidden" draw:shadow-opacity="50%"/>
    </style:style>
    <style:style style:name="gr42" style:family="graphic" style:parent-style-name="objectwithoutfill">
      <style:graphic-properties draw:fill="none" draw:fill-color="#729fcf" draw:textarea-vertical-align="middle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0.639cm" fo:min-width="3.391cm" draw:shadow="visible" draw:shadow-opacity="50%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0.639cm" fo:min-width="3.39cm" draw:shadow="visible" draw:shadow-opacity="50%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0.639cm" fo:min-width="3.41cm" draw:shadow="visible" draw:shadow-opacity="50%"/>
    </style:style>
    <style:style style:name="gr46" style:family="graphic" style:parent-style-name="standard">
      <style:graphic-properties draw:fill-color="#dddddd" draw:textarea-horizontal-align="justify" draw:textarea-vertical-align="top" draw:auto-grow-height="false" fo:min-height="5.338cm" fo:min-width="2.421cm" draw:shadow="visible" draw:shadow-opacity="50%"/>
    </style:style>
    <style:style style:name="gr47" style:family="graphic" style:parent-style-name="Default_5f_2_5f_5">
      <style:graphic-properties draw:stroke="none" svg:stroke-color="#000000" draw:fill="none" draw:fill-color="#ffffff" draw:textarea-vertical-align="middle" fo:min-height="2.388cm"/>
    </style:style>
    <style:style style:name="gr48" style:family="graphic" style:parent-style-name="Default_5f_5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49" style:family="graphic" style:parent-style-name="Default_5f_5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50" style:family="graphic" style:parent-style-name="Default_5f_5">
      <style:graphic-properties draw:stroke="none" svg:stroke-color="#000000" draw:fill="none" draw:fill-color="#ffffff" fo:min-height="4.068cm"/>
    </style:style>
    <style:style style:name="gr51" style:family="graphic" style:parent-style-name="Default_5f_5">
      <style:graphic-properties draw:stroke="none" svg:stroke-color="#000000" draw:fill="none" draw:fill-color="#ffffff" fo:min-height="0.766cm"/>
    </style:style>
    <style:style style:name="gr52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55" style:family="graphic" style:parent-style-name="Default_5f_2_5f_5_5f_1">
      <style:graphic-properties draw:stroke="none" svg:stroke-color="#000000" draw:fill="none" draw:fill-color="#ffffff" draw:textarea-vertical-align="middle" fo:min-height="2.388cm"/>
    </style:style>
    <style:style style:name="gr56" style:family="graphic" style:parent-style-name="Default_5f_5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57" style:family="graphic" style:parent-style-name="Default_5f_5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58" style:family="graphic" style:parent-style-name="Default_5f_5_5f_1">
      <style:graphic-properties draw:stroke="none" svg:stroke-color="#000000" draw:fill="none" draw:fill-color="#ffffff" fo:min-height="4.068cm"/>
    </style:style>
    <style:style style:name="gr59" style:family="graphic" style:parent-style-name="Default_5f_5_5f_1">
      <style:graphic-properties draw:stroke="none" svg:stroke-color="#000000" draw:fill="none" draw:fill-color="#ffffff" fo:min-height="0.766cm"/>
    </style:style>
    <style:style style:name="gr60" style:family="graphic" style:parent-style-name="standard">
      <style:graphic-properties draw:fill-color="#dddddd" draw:textarea-horizontal-align="justify" draw:textarea-vertical-align="top" draw:auto-grow-height="false" fo:min-height="5.338cm" fo:min-width="6.993cm" draw:shadow="visible" draw:shadow-opacity="50%"/>
    </style:style>
    <style:style style:name="gr61" style:family="graphic" style:parent-style-name="Default_5f_2_5f_5_5f_1_5f_1">
      <style:graphic-properties draw:stroke="none" svg:stroke-color="#000000" draw:fill="none" draw:fill-color="#ffffff" draw:textarea-vertical-align="middle" fo:min-height="2.388cm"/>
    </style:style>
    <style:style style:name="gr62" style:family="graphic" style:parent-style-name="Default_5f_5_5f_1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63" style:family="graphic" style:parent-style-name="Default_5f_5_5f_1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64" style:family="graphic" style:parent-style-name="Default_5f_5_5f_1_5f_1">
      <style:graphic-properties draw:stroke="none" svg:stroke-color="#000000" draw:fill="none" draw:fill-color="#ffffff" fo:min-height="4.068cm"/>
    </style:style>
    <style:style style:name="gr65" style:family="graphic" style:parent-style-name="Default_5f_5_5f_1_5f_1">
      <style:graphic-properties draw:stroke="none" svg:stroke-color="#000000" draw:fill="none" draw:fill-color="#ffffff" fo:min-height="0.766cm"/>
    </style:style>
    <style:style style:name="gr66" style:family="graphic" style:parent-style-name="Default_5f_2_5f_7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67" style:family="graphic" style:parent-style-name="Default_5f_2_5f_7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68" style:family="graphic" style:parent-style-name="Default_5f_2_5f_7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69" style:family="graphic" style:parent-style-name="Default_5f_2_5f_7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70" style:family="graphic" style:parent-style-name="Default_5f_2_5f_7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71" style:family="graphic" style:parent-style-name="Default_5f_2_5f_5_5f_1_5f_1_5f_2">
      <style:graphic-properties draw:stroke="none" svg:stroke-color="#000000" draw:fill="none" draw:fill-color="#ffffff" draw:textarea-vertical-align="middle" fo:min-height="2.388cm"/>
    </style:style>
    <style:style style:name="gr72" style:family="graphic" style:parent-style-name="Default_5f_5_5f_1_5f_1_5f_2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73" style:family="graphic" style:parent-style-name="Default_5f_5_5f_1_5f_1_5f_2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74" style:family="graphic" style:parent-style-name="Default_5f_5_5f_1_5f_1_5f_2">
      <style:graphic-properties draw:stroke="none" svg:stroke-color="#000000" draw:fill="none" draw:fill-color="#ffffff" fo:min-height="4.068cm"/>
    </style:style>
    <style:style style:name="gr75" style:family="graphic" style:parent-style-name="Default_5f_5_5f_1_5f_1_5f_2">
      <style:graphic-properties draw:stroke="none" svg:stroke-color="#000000" draw:fill="none" draw:fill-color="#ffffff" fo:min-height="0.766cm"/>
    </style:style>
    <style:style style:name="gr76" style:family="graphic" style:parent-style-name="Default_5f_2_5f_7_5f_2">
      <style:graphic-properties draw:fill="none" draw:fill-color="#dddddd" draw:textarea-horizontal-align="justify" draw:textarea-vertical-align="top" draw:auto-grow-height="false" fo:min-height="5.338cm" fo:min-width="14.994cm" draw:shadow="hidden" draw:shadow-opacity="50%"/>
    </style:style>
    <style:style style:name="gr77" style:family="graphic" style:parent-style-name="Default_5f_2_5f_5_5f_1_5f_1_5f_1">
      <style:graphic-properties draw:stroke="none" svg:stroke-color="#000000" draw:fill="none" draw:fill-color="#ffffff" draw:textarea-vertical-align="middle" fo:min-height="2.388cm"/>
    </style:style>
    <style:style style:name="gr78" style:family="graphic" style:parent-style-name="Default_5f_5_5f_1_5f_1_5f_1">
      <style:graphic-properties svg:stroke-color="#000000" draw:fill="solid" draw:fill-color="#729fcf" draw:textarea-horizontal-align="justify" draw:textarea-vertical-align="top" draw:auto-grow-height="false" fo:min-height="15.498cm" fo:min-width="16.964cm"/>
    </style:style>
    <style:style style:name="gr79" style:family="graphic" style:parent-style-name="Default_5f_5_5f_1_5f_1_5f_1">
      <style:graphic-properties draw:fill="solid" draw:fill-color="#eeeeee" draw:textarea-horizontal-align="justify" draw:textarea-vertical-align="top" draw:auto-grow-height="false" fo:min-height="13.974cm" fo:min-width="16.01cm"/>
    </style:style>
    <style:style style:name="gr80" style:family="graphic" style:parent-style-name="Default_5f_5_5f_1_5f_1_5f_1">
      <style:graphic-properties draw:stroke="none" svg:stroke-color="#000000" draw:fill="none" draw:fill-color="#ffffff" fo:min-height="4.068cm"/>
    </style:style>
    <style:style style:name="gr81" style:family="graphic" style:parent-style-name="Default_5f_5_5f_1_5f_1_5f_1">
      <style:graphic-properties draw:stroke="none" svg:stroke-color="#000000" draw:fill="none" draw:fill-color="#ffffff" fo:min-height="0.766cm"/>
    </style:style>
    <style:style style:name="gr82" style:family="graphic" style:parent-style-name="Default_5f_2_5f_7_5f_1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83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84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85" style:family="graphic" style:parent-style-name="standard">
      <style:graphic-properties draw:fill-color="#dddddd" draw:textarea-horizontal-align="justify" draw:textarea-vertical-align="top" draw:auto-grow-height="false" fo:min-height="2.925cm" fo:min-width="11.311cm" draw:shadow="visible" draw:shadow-opacity="50%"/>
    </style:style>
    <style:style style:name="gr86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2.421cm" draw:shadow="hidden" draw:shadow-opacity="50%"/>
    </style:style>
    <style:style style:name="gr87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5.342cm" draw:shadow="hidden" draw:shadow-opacity="50%"/>
    </style:style>
    <style:style style:name="gr88" style:family="graphic" style:parent-style-name="standard">
      <style:graphic-properties draw:fill-color="#dddddd" draw:textarea-horizontal-align="justify" draw:textarea-vertical-align="top" draw:auto-grow-height="false" fo:min-height="4.703cm" fo:min-width="11.311cm" draw:shadow="visible" draw:shadow-opacity="50%"/>
    </style:style>
    <style:style style:name="gr89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7.374cm" draw:shadow="hidden" draw:shadow-opacity="50%"/>
    </style:style>
    <style:style style:name="gr90" style:family="graphic" style:parent-style-name="standard">
      <style:graphic-properties draw:fill-color="#dddddd" draw:textarea-horizontal-align="justify" draw:textarea-vertical-align="top" draw:auto-grow-height="false" fo:min-height="3.837cm" fo:min-width="11.311cm" draw:shadow="visible" draw:shadow-opacity="50%"/>
    </style:style>
    <style:style style:name="gr91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2.421cm" draw:shadow="hidden" draw:shadow-opacity="50%"/>
    </style:style>
    <style:style style:name="gr92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7.374cm" draw:shadow="hidden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dddddd"/>
      <style:paragraph-properties fo:text-align="start"/>
      <style:text-properties fo:font-size="12pt" style:font-size-asian="12pt" style:font-size-complex="12pt"/>
    </style:style>
    <style:style style:name="P15" style:family="paragraph">
      <loext:graphic-properties draw:fill-color="#dddddd"/>
      <style:paragraph-properties fo:text-align="start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dddddd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dddddd"/>
      <style:paragraph-properties fo:text-align="start"/>
      <style:text-properties fo:font-size="8pt" style:font-size-asian="8pt" style:font-size-complex="8pt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Source Han Sans Regular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Regular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" draw:text-style-name="P3" draw:layer="layout" svg:width="19.59cm" svg:height="3.556cm" svg:x="1cm" svg:y="12.684cm">
          <draw:text-box>
            <text:p text:style-name="P2"><text:span text:style-name="T1">NOOX</text:span><text:span text:style-name="T1">Y </text:span><text:span text:style-name="T1">Servic</text:span><text:span text:style-name="T1">e </text:span><text:span text:style-name="T1">Frame</text:span><text:span text:style-name="T1">work</text:span></text:p>
            <text:p text:style-name="P2">By Yves Chen, 10, Mar, 2018</text:p>
          </draw:text-box>
        </draw:frame>
      </draw:page>
      <draw:page draw:name="page2" draw:style-name="dp1" draw:master-page-name="Default">
        <draw:frame draw:style-name="gr3" draw:text-style-name="P4" draw:layer="layout" svg:width="19.59cm" svg:height="2.638cm" svg:x="1cm" svg:y="1.029cm">
          <draw:text-box>
            <text:p text:style-name="P2"><text:span text:style-name="T1">NOOX</text:span><text:span text:style-name="T1">Y </text:span><text:span text:style-name="T1">Servic</text:span><text:span text:style-name="T1">e </text:span><text:span text:style-name="T1">Frame</text:span><text:span text:style-name="T1">work </text:span><text:span text:style-name="T1">Orient</text:span><text:span text:style-name="T1">ation</text:span></text:p>
          </draw:text-box>
        </draw:frame>
        <draw:frame draw:style-name="gr4" draw:text-style-name="P5" draw:layer="layout" svg:width="19.59cm" svg:height="23.146cm" svg:x="1cm" svg:y="3.794cm">
          <draw:text-box>
            <text:p>1. User Orientation</text:p>
            <text:p>2. Server client structure</text:p>
            <text:p>3. Authoriation system</text:p>
            <text:p>4. Module system </text:p>
            <text:p>5. lightweight</text:p>
          </draw:text-box>
        </draw:frame>
      </draw:page>
      <draw:page draw:name="page3" draw:style-name="dp1" draw:master-page-name="Default">
        <draw:custom-shape draw:style-name="gr5" draw:text-style-name="P6" draw:layer="layout" svg:width="17.464cm" svg:height="9.906cm" svg:x="2.016cm" svg:y="4.175cm">
          <text:p text:style-name="P2"><text:span text:style-name="T2">NOOXY Service Deamon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9.59cm" svg:height="2.638cm" svg:x="1cm" svg:y="1.029cm">
          <draw:text-box>
            <text:p text:style-name="P2"><text:span text:style-name="T1">NOOX</text:span><text:span text:style-name="T1">Y </text:span><text:span text:style-name="T1">Servic</text:span><text:span text:style-name="T1">e </text:span><text:span text:style-name="T1">Frame</text:span><text:span text:style-name="T1">work </text:span><text:span text:style-name="T1">Archit</text:span><text:span text:style-name="T1">ecture</text:span></text:p>
          </draw:text-box>
        </draw:frame>
        <draw:custom-shape draw:style-name="gr5" draw:text-style-name="P6" draw:layer="layout" svg:width="17.464cm" svg:height="9.906cm" svg:x="2.016cm" svg:y="15.605cm">
          <text:p text:style-name="P2"><text:span text:style-name="T2">NOOXY Service Clien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6.51cm" svg:height="6.985cm" svg:x="2.524cm" svg:y="6.715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6.51cm" svg:height="6.096cm" svg:x="2.462cm" svg:y="19.034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4.351cm" svg:height="0.889cm" svg:x="3.667cm" svg:y="12.303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858cm" svg:height="3.175cm" svg:x="3.667cm" svg:y="8.747cm">
          <text:p text:style-name="P9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33cm" svg:y="8.747cm">
          <text:p text:style-name="P2"><text:span text:style-name="T2">Autho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33cm" svg:y="9.89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175cm" svg:height="0.889cm" svg:x="14.716cm" svg:y="9.89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4.716cm" svg:y="8.747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4.224cm" svg:height="0.889cm" svg:x="3.667cm" svg:y="7.477cm">
          <text:p text:style-name="P2"><text:span text:style-name="T2">Service ap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3.667cm" svg:y="5.31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7.35cm" svg:y="5.31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33cm" svg:y="5.318cm">
          <text:p text:style-name="P2"><text:span text:style-name="T2">Profile 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4.716cm" svg:y="5.31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4.224cm" svg:height="0.889cm" svg:x="3.605cm" svg:y="19.923cm">
          <text:p text:style-name="P2"><text:span text:style-name="T2">Service Client api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4.224cm" svg:height="0.889cm" svg:x="3.732cm" svg:y="16.367cm">
          <text:p text:style-name="P2"><text:span text:style-name="T2">Target 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3.732cm" svg:y="17.764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4.781cm" svg:y="17.764cm">
          <text:p text:style-name="P2"><text:span text:style-name="T2">She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9cm" svg:height="0.889cm" svg:x="3.948cm" svg:y="9.509cm">
          <text:p text:style-name="P2"><text:span text:style-name="T3">Cross service </text:span></text:p>
          <text:p text:style-name="P2"><text:span text:style-name="T3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286cm" svg:height="0.889cm" svg:x="3.921cm" svg:y="10.726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175cm" svg:height="0.889cm" svg:x="7.415cm" svg:y="17.764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98cm" svg:y="17.764cm">
          <text:p text:style-name="P2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3.605cm" svg:y="21.19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0.971cm" svg:y="21.193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4.654cm" svg:y="21.193cm">
          <text:p text:style-name="P2"><text:span text:style-name="T2">Authoration</text:span></text:p>
          <text:p text:style-name="P2"><text:span text:style-name="T3">(Client identification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11.033cm" svg:y="11.03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175cm" svg:height="0.889cm" svg:x="14.716cm" svg:y="11.033cm">
          <text:p text:style-name="P2"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0.889cm" svg:x="7.288cm" svg:y="21.19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259cm" svg:height="0.889cm" svg:x="6.488cm" svg:y="9.509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286cm" svg:height="0.889cm" svg:x="6.461cm" svg:y="10.726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5" draw:text-style-name="P4" draw:layer="layout" svg:width="19.59cm" svg:height="2.638cm" svg:x="1cm" svg:y="1.029cm">
          <draw:text-box>
            <text:p text:style-name="P2"><text:span text:style-name="T1">Metho</text:span><text:span text:style-name="T1">d </text:span><text:span text:style-name="T1">Modur</text:span><text:span text:style-name="T1">e</text:span></text:p>
          </draw:text-box>
        </draw:frame>
        <draw:custom-shape draw:style-name="gr16" draw:text-style-name="P6" draw:layer="layout" svg:width="17.464cm" svg:height="17.318cm" svg:x="2.078cm" svg:y="9.463cm">
          <text:p text:style-name="P2"><text:span text:style-name="T2">Method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6.575cm" svg:height="15.921cm" svg:x="2.586cm" svg:y="10.352cm">
          <text:p text:style-name="P2"><text:span text:style-name="T2">Method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19.59cm" svg:height="4.318cm" svg:x="1cm" svg:y="3.794cm">
          <draw:text-box>
            <text:p><text:span text:style-name="T4">Objectiv</text:span><text:span text:style-name="T4">e:</text:span><text:span text:style-name="T5"> A </text:span><text:span text:style-name="T5">pharser </text:span><text:span text:style-name="T5">or a </text:span><text:span text:style-name="T5">router. </text:span><text:span text:style-name="T5">T</text:span><text:span text:style-name="T6">o </text:span><text:span text:style-name="T6">pharse </text:span><text:span text:style-name="T6">json </text:span><text:span text:style-name="T6">between </text:span><text:span text:style-name="T6">connetio</text:span><text:span text:style-name="T6">n. And </text:span><text:span text:style-name="T6">switch</text:span><text:span text:style-name="T7">, </text:span><text:span text:style-name="T7">and </text:span><text:span text:style-name="T7">trigger </text:span><text:span text:style-name="T7">between </text:span><text:span text:style-name="T7">different </text:span><text:span text:style-name="T7">operation</text:span><text:span text:style-name="T7">s.</text:span></text:p>
          </draw:text-box>
        </draw:frame>
        <draw:frame draw:style-name="gr19" draw:text-style-name="P13" draw:layer="layout" svg:width="19.59cm" svg:height="1.016cm" svg:x="1cm" svg:y="8.239cm">
          <draw:text-box>
            <text:p><text:span text:style-name="T8">Figure:</text:span></text:p>
          </draw:text-box>
        </draw:frame>
        <draw:custom-shape draw:style-name="gr20" draw:text-style-name="P14" draw:layer="layout" svg:width="2.862cm" svg:height="2.159cm" svg:x="2.899cm" svg:y="11.241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2.384cm" svg:height="14.605cm" svg:x="6.142cm" svg:y="11.241cm">
          <text:p text:style-name="P9"><text:span text:style-name="T2">Methods (li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259cm" svg:height="0.889cm" svg:x="3.121cm" svg:y="12.003cm">
          <text:p text:style-name="P2"><text:span text:style-name="T3">_coreget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3.175cm" svg:x="6.396cm" svg:y="12.003cm">
          <text:p text:style-name="P9"><text:span text:style-name="T3">sign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2.862cm" svg:height="9.906cm" svg:x="2.899cm" svg:y="13.781cm">
          <text:p text:style-name="P9"><text:span text:style-name="T2">Metho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259cm" svg:height="0.889cm" svg:x="3.094cm" svg:y="18.734cm">
          <text:p text:style-name="P2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259cm" svg:height="0.889cm" svg:x="3.121cm" svg:y="19.857cm">
          <text:p text:style-name="P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259cm" svg:height="0.889cm" svg:x="3.121cm" svg:y="21.02cm">
          <text:p text:style-name="P2"><text:span text:style-name="T3">_send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3.175cm" svg:x="12.492cm" svg:y="12.003cm">
          <text:p text:style-name="P9"><text:span text:style-name="T3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6.523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5.461cm" svg:height="0.935cm" svg:x="6.561cm" svg:y="13.854cm">
          <text:p text:style-name="P2"><text:span text:style-name="T3">emitter(Client)</text:span></text:p>
          <text:p text:style-name="P2"><text:span text:style-name="T3">(connprofile, username, password, detai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12.619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12.646cm" svg:y="13.908cm">
          <text:p text:style-name="P2"><text:span text:style-name="T3">emitter(Client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3.175cm" svg:x="6.396cm" svg:y="15.459cm">
          <text:p text:style-name="P9"><text:span text:style-name="T3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3.175cm" svg:x="12.492cm" svg:y="15.459cm">
          <text:p text:style-name="P9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6.523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6.55cm" svg:y="17.364cm">
          <text:p text:style-name="P2"><text:span text:style-name="T3">emitter(Server)</text:span></text:p>
          <text:p text:style-name="P2"><text:span text:style-name="T3">(connprofile, authtyp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12.619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12.646cm" svg:y="17.364cm">
          <text:p text:style-name="P2"><text:span text:style-name="T3">emitt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3.175cm" svg:x="6.396cm" svg:y="18.888cm">
          <text:p text:style-name="P9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3.175cm" svg:x="12.492cm" svg:y="18.888cm">
          <text:p text:style-name="P9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6.523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6.55cm" svg:y="20.793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12.619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12.646cm" svg:y="20.793cm">
          <text:p text:style-name="P2"><text:span text:style-name="T3">emitt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3.175cm" svg:x="6.396cm" svg:y="22.417cm">
          <text:p text:style-name="P9"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5.842cm" svg:height="3.175cm" svg:x="12.492cm" svg:y="22.417cm">
          <text:p text:style-name="P9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6.523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6.55cm" svg:y="24.322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12.619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5.461cm" svg:height="0.889cm" svg:x="12.646cm" svg:y="24.322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27" draw:text-style-name="P4" draw:layer="layout" svg:width="19.59cm" svg:height="2.638cm" svg:x="1cm" svg:y="1.029cm">
          <draw:text-box>
            <text:p text:style-name="P2"><text:span text:style-name="T1">Authe</text:span><text:span text:style-name="T1">nticity </text:span><text:span text:style-name="T1">Modur</text:span><text:span text:style-name="T1">e</text:span></text:p>
          </draw:text-box>
        </draw:frame>
        <draw:custom-shape draw:style-name="gr28" draw:text-style-name="P6" draw:layer="layout" svg:width="17.464cm" svg:height="15.367cm" svg:x="2.016cm" svg:y="10.525cm">
          <text:p text:style-name="P2"><text:span text:style-name="T2">Authenticity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16.51cm" svg:height="6.985cm" svg:x="2.524cm" svg:y="11.514cm">
          <text:p text:style-name="P2"><text:span text:style-name="T2">Authenticity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5" draw:layer="layout" svg:width="19.59cm" svg:height="4.318cm" svg:x="1cm" svg:y="3.794cm">
          <draw:text-box>
            <text:p><text:span text:style-name="T9">Objectiv</text:span><text:span text:style-name="T9">e:</text:span> T<text:span text:style-name="T10">o </text:span><text:span text:style-name="T10">interact </text:span><text:span text:style-name="T10">with </text:span><text:span text:style-name="T10">database</text:span><text:span text:style-name="T10">, </text:span><text:span text:style-name="T10">Providing </text:span><text:span text:style-name="T10">Users </text:span><text:span text:style-name="T10">Obj </text:span><text:span text:style-name="T10">cahcing, </text:span><text:span text:style-name="T10">Creating </text:span><text:span text:style-name="T10">User Obj, </text:span><text:span text:style-name="T10">User </text:span><text:span text:style-name="T10">identificat</text:span><text:span text:style-name="T10">ion. </text:span></text:p>
          </draw:text-box>
        </draw:frame>
        <draw:frame draw:style-name="gr31" draw:text-style-name="P16" draw:layer="layout" svg:width="19.59cm" svg:height="1.016cm" svg:x="1cm" svg:y="8.239cm">
          <draw:text-box>
            <text:p><text:span text:style-name="T9">Figure:</text:span></text:p>
          </draw:text-box>
        </draw:frame>
        <draw:custom-shape draw:style-name="gr32" draw:text-style-name="P7" xml:id="id2" draw:id="id2" draw:layer="layout" svg:width="16.51cm" svg:height="6.107cm" svg:x="2.524cm" svg:y="18.997cm">
          <text:p text:style-name="P2"><text:span text:style-name="T2">Authenticity Database Obj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989cm" svg:height="5.588cm" svg:x="2.837cm" svg:y="12.4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9.017cm" svg:height="5.588cm" svg:x="6.207cm" svg:y="12.4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3.032cm" svg:y="13.927cm">
          <text:p text:style-name="P2"><text:span text:style-name="T3">SHA256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2.921cm" svg:height="4.445cm" svg:x="2.905cm" svg:y="20.05cm">
          <text:p text:style-name="P9"><text:span text:style-name="T2">Variables 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4.953cm" svg:height="4.445cm" svg:x="6.207cm" svg:y="20.05cm">
          <text:p text:style-name="P9"><text:span text:style-name="T2">Methods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259cm" svg:height="0.889cm" svg:x="3.112cm" svg:y="20.812cm">
          <text:p text:style-name="P2"><text:span text:style-name="T3">_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3.159cm" svg:y="21.955cm">
          <text:p text:style-name="P2"><text:span text:style-name="T3">_cached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3.159cm" svg:y="23.098cm">
          <text:p text:style-name="P2"><text:span text:style-name="T3">MaxCache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draw:layer="layout" svg:width="3.83cm" svg:height="0.889cm" svg:x="6.604cm" svg:y="20.812cm">
          <text:p text:style-name="P2"><text:span text:style-name="T3">Import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3.831cm" svg:height="0.889cm" svg:x="6.683cm" svg:y="21.955cm">
          <text:p text:style-name="P2"><text:span text:style-name="T3">create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3.831cm" svg:height="0.889cm" svg:x="6.683cm" svg:y="23.098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draw:layer="layout" svg:width="6.985cm" svg:height="4.445cm" svg:x="11.541cm" svg:y="20.05cm">
          <text:p text:style-name="P9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2.921cm" svg:height="3.048cm" svg:x="11.922cm" svg:y="21.066cm">
          <text:p text:style-name="P9"><text:span text:style-name="T11">Variables </text:span></text:p>
          <text:p text:style-name="P9"><text:span text:style-name="T12">exisitence</text:span></text:p>
          <text:p text:style-name="P9"><text:span text:style-name="T12">username</text:span></text:p>
          <text:p text:style-name="P9"><text:span text:style-name="T12">displayname</text:span></text:p>
          <text:p text:style-name="P9"><text:span text:style-name="T12">pwdhash</text:span></text:p>
          <text:p text:style-name="P9"><text:span text:style-name="T12">token</text:span></text:p>
          <text:p text:style-name="P9"><text:span text:style-name="T12">tokenexpire</text:span></text:p>
          <text:p text:style-name="P9"><text:span text:style-name="T12">privilege</text:span></text:p>
          <text:p text:style-name="P9"><text:span text:style-name="T12">detail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921cm" svg:height="3.048cm" svg:x="15.224cm" svg:y="21.066cm">
          <text:p text:style-name="P9"><text:span text:style-name="T11">Methods</text:span></text:p>
          <text:p text:style-name="P9"><text:span text:style-name="T3">Updatesql(handler)</text:span></text:p>
          <text:p text:style-name="P9"><text:span text:style-name="T3">delete(handler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259cm" svg:height="0.889cm" svg:x="3.059cm" svg:y="15.05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xml:id="id1" draw:id="id1" draw:layer="layout" svg:width="2.259cm" svg:height="0.889cm" svg:x="3.059cm" svg:y="16.213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9" draw:layer="layout" draw:type="curve" svg:x1="4.188cm" svg:y1="17.102cm" svg:x2="10.779cm" svg:y2="18.997cm" draw:start-shape="id1" draw:start-glue-point="2" draw:end-shape="id2" svg:d="M4188 17102c0 1572 6591 625 6591 1895" svg:viewBox="0 0 6592 1896">
          <text:p/>
        </draw:connector>
        <draw:custom-shape draw:style-name="gr43" draw:text-style-name="P11" draw:layer="layout" svg:width="3.891cm" svg:height="0.889cm" svg:x="6.634cm" svg:y="13.265cm">
          <text:p text:style-name="P2"><text:span text:style-name="T3">Import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89cm" svg:height="0.889cm" svg:x="6.681cm" svg:y="14.388cm">
          <text:p text:style-name="P2"><text:span text:style-name="T3">Create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89cm" svg:height="0.889cm" svg:x="6.681cm" svg:y="15.551cm">
          <text:p text:style-name="P2"><text:span text:style-name="T3">GetGuest</text:span></text:p>
          <text:p text:style-name="P2"><text:span text:style-name="T3">(guest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1" draw:layer="layout" svg:width="3.91cm" svg:height="0.889cm" svg:x="10.852cm" svg:y="13.292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89cm" svg:height="0.889cm" svg:x="6.681cm" svg:y="16.721cm">
          <text:p text:style-name="P2"><text:span text:style-name="T3">updatePassword</text:span></text:p>
          <text:p text:style-name="P2"><text:span text:style-name="T3">(user, newpassword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draw:layer="layout" svg:width="2.921cm" svg:height="5.588cm" svg:x="15.605cm" svg:y="12.403cm">
          <text:p text:style-name="P9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5.886cm" svg:y="13.165cm">
          <text:p text:style-name="P2"><text:span text:style-name="T3">getUserna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5.859cm" svg:y="14.308cm">
          <text:p text:style-name="P2"><text:span text:style-name="T3">isGue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89cm" svg:height="0.889cm" svg:x="10.826cm" svg:y="14.462cm">
          <text:p text:style-name="P2"><text:span text:style-name="T3">updateDetail</text:span></text:p>
          <text:p text:style-name="P2"><text:span text:style-name="T3">(user, path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47" draw:text-style-name="P4" draw:layer="layout" svg:width="19.59cm" svg:height="2.638cm" svg:x="1cm" svg:y="1.029cm">
          <draw:text-box>
            <text:p text:style-name="P2"><text:span text:style-name="T1">Autho</text:span><text:span text:style-name="T1">ration </text:span><text:span text:style-name="T1">Modur</text:span><text:span text:style-name="T1">e</text:span></text:p>
          </draw:text-box>
        </draw:frame>
        <draw:custom-shape draw:style-name="gr48" draw:text-style-name="P6" draw:layer="layout" svg:width="17.464cm" svg:height="14.732cm" svg:x="2.016cm" svg:y="10.525cm">
          <text:p text:style-name="P2"><text:span text:style-name="T2">Authoration Modure</text:span></text:p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16.51cm" svg:height="13.081cm" svg:x="2.524cm" svg:y="11.541cm">
          <text:p text:style-name="P2"><text:span text:style-name="T2">Authoration Obj (export)</text:span></text:p>
          <draw:enhanced-geometry svg:viewBox="0 0 21600 21600" draw:type="rectangle" draw:enhanced-path="M 0 0 L 21600 0 21600 21600 0 21600 0 0 Z N"/>
        </draw:custom-shape>
        <draw:frame draw:style-name="gr50" draw:text-style-name="P12" draw:layer="layout" svg:width="19.59cm" svg:height="4.318cm" svg:x="1cm" svg:y="3.794cm">
          <draw:text-box>
            <text:p><text:span text:style-name="T13">Objective</text:span><text:span text:style-name="T13">: To </text:span><text:span text:style-name="T13">provide </text:span><text:span text:style-name="T13">function </text:span><text:span text:style-name="T13">to take </text:span><text:span text:style-name="T13">authorati</text:span><text:span text:style-name="T13">ve </text:span><text:span text:style-name="T13">actions. </text:span><text:span text:style-name="T13">Confirmin</text:span><text:span text:style-name="T13">g the </text:span><text:span text:style-name="T13">sensitive </text:span><text:span text:style-name="T13">data or </text:span><text:span text:style-name="T13">opearatio</text:span><text:span text:style-name="T13">n is </text:span><text:span text:style-name="T13">permitted</text:span><text:span text:style-name="T13">.</text:span></text:p>
          </draw:text-box>
        </draw:frame>
        <draw:frame draw:style-name="gr51" draw:text-style-name="P12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33" draw:text-style-name="P14" draw:layer="layout" svg:width="2.989cm" svg:height="5.588cm" svg:x="2.837cm" svg:y="12.4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4" draw:layer="layout" svg:width="12.319cm" svg:height="5.588cm" svg:x="6.207cm" svg:y="12.4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layout" svg:width="2.259cm" svg:height="0.889cm" svg:x="3.032cm" svg:y="13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layout" svg:width="2.259cm" svg:height="0.889cm" svg:x="3.059cm" svg:y="1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layout" svg:width="2.259cm" svg:height="0.889cm" svg:x="3.059cm" svg:y="15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5.688cm" svg:height="0.889cm" svg:x="6.488cm" svg:y="13.192cm">
          <text:p text:style-name="P2"><text:span text:style-name="T3">ClientPassword</text:span></text:p>
          <text:p text:style-name="P2"><text:span text:style-name="T3">(connprof, 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5.688cm" svg:height="0.889cm" svg:x="6.488cm" svg:y="14.335cm">
          <text:p text:style-name="P2"><text:span text:style-name="T3">ClientAction</text:span></text:p>
          <text:p text:style-name="P2"><text:span text:style-name="T14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5.688cm" svg:height="0.889cm" svg:x="6.488cm" svg:y="15.478cm">
          <text:p text:style-name="P2"><text:span text:style-name="T3">ClientToken</text:span></text:p>
          <text:p text:style-name="P2"><text:span text:style-name="T14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5.688cm" svg:height="0.889cm" svg:x="6.488cm" svg:y="16.621cm">
          <text:p text:style-name="P2"><text:span text:style-name="T3">UserLevel</text:span></text:p>
          <text:p text:style-name="P2"><text:span text:style-name="T14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55" draw:text-style-name="P4" draw:layer="layout" svg:width="19.59cm" svg:height="2.638cm" svg:x="1cm" svg:y="1.029cm">
          <draw:text-box>
            <text:p text:style-name="P2"><text:span text:style-name="T1">Conne</text:span><text:span text:style-name="T1">tion </text:span><text:span text:style-name="T1">Modur</text:span><text:span text:style-name="T1">e</text:span></text:p>
          </draw:text-box>
        </draw:frame>
        <draw:custom-shape draw:style-name="gr56" draw:text-style-name="P6" draw:layer="layout" svg:width="17.464cm" svg:height="14.732cm" svg:x="2.016cm" svg:y="10.525cm">
          <text:p text:style-name="P2"><text:span text:style-name="T2">Connetion Mod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16.51cm" svg:height="13.081cm" svg:x="2.524cm" svg:y="11.541cm">
          <text:p text:style-name="P2"><text:span text:style-name="T2">Connection (export)</text:span></text:p>
          <draw:enhanced-geometry svg:viewBox="0 0 21600 21600" draw:type="rectangle" draw:enhanced-path="M 0 0 L 21600 0 21600 21600 0 21600 0 0 Z N"/>
        </draw:custom-shape>
        <draw:frame draw:style-name="gr58" draw:text-style-name="P12" draw:layer="layout" svg:width="19.59cm" svg:height="4.318cm" svg:x="1cm" svg:y="3.794cm">
          <draw:text-box>
            <text:p><text:span text:style-name="T13">Objective</text:span><text:span text:style-name="T13">: Create </text:span><text:span text:style-name="T13">a </text:span><text:span text:style-name="T13">interface </text:span><text:span text:style-name="T13">to get </text:span><text:span text:style-name="T13">communi</text:span><text:span text:style-name="T13">cation </text:span><text:span text:style-name="T13">with </text:span><text:span text:style-name="T13">remote </text:span><text:span text:style-name="T13">device.</text:span></text:p>
          </draw:text-box>
        </draw:frame>
        <draw:frame draw:style-name="gr59" draw:text-style-name="P12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60" draw:text-style-name="P10" draw:layer="layout" svg:width="7.493cm" svg:height="5.588cm" svg:x="2.778cm" svg:y="12.43cm">
          <text:p text:style-name="P9"><text:span text:style-name="T2">ConnectionProfile Obj(con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7.493cm" svg:height="5.588cm" svg:x="10.652cm" svg:y="12.43cm">
          <text:p text:style-name="P9"><text:span text:style-name="T2">WS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7.493cm" svg:height="5.588cm" svg:x="2.778cm" svg:y="18.372cm">
          <text:p text:style-name="P9"><text:span text:style-name="T2">TCP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3.059cm" svg:y="13.319cm">
          <text:p text:style-name="P2"><text:span text:style-name="T3">getGUI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3.059cm" svg:y="14.462cm">
          <text:p text:style-name="P2"><text:span text:style-name="T3">getIPaddre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0.933cm" svg:y="13.319cm">
          <text:p text:style-name="P2"><text:span text:style-name="T3">OnJSON()</text:span></text:p>
          <text:p text:style-name="P2"><text:span text:style-name="T3">(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0.933cm" svg:y="14.462cm">
          <text:p text:style-name="P2"><text:span text:style-name="T3">send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0.933cm" svg:y="15.632cm">
          <text:p text:style-name="P2"><text:span text:style-name="T3">broadca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2.259cm" svg:height="0.889cm" svg:x="10.933cm" svg:y="16.775cm">
          <text:p text:style-name="P2"><text:span text:style-name="T3">start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61" draw:text-style-name="P4" draw:layer="layout" svg:width="19.59cm" svg:height="2.638cm" svg:x="1cm" svg:y="1.029cm">
          <draw:text-box>
            <text:p text:style-name="P2"><text:span text:style-name="T1">Core </text:span><text:span text:style-name="T1">Modur</text:span><text:span text:style-name="T1">e 1</text:span></text:p>
          </draw:text-box>
        </draw:frame>
        <draw:custom-shape draw:style-name="gr62" draw:text-style-name="P6" draw:layer="layout" svg:width="17.464cm" svg:height="14.732cm" svg:x="2.016cm" svg:y="10.525cm">
          <text:p text:style-name="P2"><text:span text:style-name="T2">System Modure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16.51cm" svg:height="13.081cm" svg:x="2.524cm" svg:y="11.541cm">
          <text:p text:style-name="P2"><text:span text:style-name="T2">System Obj(coregateway) (export)</text:span></text:p>
          <draw:enhanced-geometry svg:viewBox="0 0 21600 21600" draw:type="rectangle" draw:enhanced-path="M 0 0 L 21600 0 21600 21600 0 21600 0 0 Z N"/>
        </draw:custom-shape>
        <draw:frame draw:style-name="gr64" draw:text-style-name="P12" draw:layer="layout" svg:width="19.59cm" svg:height="4.318cm" svg:x="1cm" svg:y="3.794cm">
          <draw:text-box>
            <text:p><text:span text:style-name="T6">Objective</text:span><text:span text:style-name="T6">: </text:span><text:span text:style-name="T13">provide </text:span><text:span text:style-name="T13">functions </text:span><text:span text:style-name="T13">for </text:span><text:span text:style-name="T13">runtime </text:span><text:span text:style-name="T13">use, glue</text:span></text:p>
          </draw:text-box>
        </draw:frame>
        <draw:frame draw:style-name="gr65" draw:text-style-name="P12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66" draw:text-style-name="P14" draw:layer="layout" svg:width="2.989cm" svg:height="5.588cm" svg:x="2.837cm" svg:y="12.3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layout" svg:width="12.319cm" svg:height="5.588cm" svg:x="6.207cm" svg:y="12.3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2.259cm" svg:height="0.889cm" svg:x="3.032cm" svg:y="13.127cm">
          <text:p text:style-name="P2"><text:span text:style-name="T3">_auth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2.259cm" svg:height="0.889cm" svg:x="3.059cm" svg:y="14.25cm">
          <text:p text:style-name="P20">_authenti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2.259cm" svg:height="0.889cm" svg:x="3.059cm" svg:y="1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5.688cm" svg:height="0.889cm" svg:x="6.488cm" svg:y="13.165cm">
          <text:p text:style-name="P2"><text:span text:style-name="T3">launch</text:span></text:p>
          <text:p text:style-name="P2"><text:span text:style-name="T3">(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5.688cm" svg:height="0.889cm" svg:x="6.488cm" svg:y="14.308cm">
          <text:p text:style-name="P2"><text:span text:style-name="T3">setupVar</text:span></text:p>
          <text:p text:style-name="P2"><text:span text:style-name="T14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5.688cm" svg:height="0.889cm" svg:x="6.488cm" svg:y="15.451cm">
          <text:p text:style-name="P2"><text:span text:style-name="T3">ClientToken</text:span></text:p>
          <text:p text:style-name="P2"><text:span text:style-name="T14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5.688cm" svg:height="0.889cm" svg:x="6.488cm" svg:y="16.594cm">
          <text:p text:style-name="P2"><text:span text:style-name="T3">UserLevel</text:span></text:p>
          <text:p text:style-name="P2"><text:span text:style-name="T14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71" draw:text-style-name="P4" draw:layer="layout" svg:width="19.59cm" svg:height="2.638cm" svg:x="1cm" svg:y="1.029cm">
          <draw:text-box>
            <text:p text:style-name="P2"><text:span text:style-name="T1">Core </text:span><text:span text:style-name="T1">Modur</text:span><text:span text:style-name="T1">e 2</text:span></text:p>
          </draw:text-box>
        </draw:frame>
        <draw:custom-shape draw:style-name="gr72" draw:text-style-name="P6" draw:layer="layout" svg:width="17.464cm" svg:height="14.732cm" svg:x="2.016cm" svg:y="10.525cm">
          <text:p text:style-name="P2"><text:span text:style-name="T2">System </text:span><text:span text:style-name="T2">Modure</text:span></text:p>
          <draw:enhanced-geometry svg:viewBox="0 0 21600 21600" draw:type="rectangle" draw:enhanced-path="M 0 0 L 21600 0 21600 21600 0 21600 0 0 Z N"/>
        </draw:custom-shape>
        <draw:custom-shape draw:style-name="gr73" draw:text-style-name="P7" draw:layer="layout" svg:width="16.51cm" svg:height="13.081cm" svg:x="2.524cm" svg:y="11.541cm">
          <text:p text:style-name="P2"><text:span text:style-name="T2">System </text:span><text:span text:style-name="T2">Obj(core</text:span><text:span text:style-name="T2">gateway) </text:span><text:span text:style-name="T2">(export)</text:span></text:p>
          <draw:enhanced-geometry svg:viewBox="0 0 21600 21600" draw:type="rectangle" draw:enhanced-path="M 0 0 L 21600 0 21600 21600 0 21600 0 0 Z N"/>
        </draw:custom-shape>
        <draw:frame draw:style-name="gr74" draw:text-style-name="P12" draw:layer="layout" svg:width="19.59cm" svg:height="4.318cm" svg:x="1cm" svg:y="3.794cm">
          <draw:text-box>
            <text:p><text:span text:style-name="T6">Objective</text:span><text:span text:style-name="T6">: </text:span><text:span text:style-name="T13">provide </text:span><text:span text:style-name="T13">functions </text:span><text:span text:style-name="T13">for </text:span><text:span text:style-name="T13">runtime </text:span><text:span text:style-name="T13">use, glue</text:span></text:p>
          </draw:text-box>
        </draw:frame>
        <draw:frame draw:style-name="gr75" draw:text-style-name="P12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76" draw:text-style-name="P14" draw:layer="layout" svg:width="15.494cm" svg:height="5.588cm" svg:x="3.032cm" svg:y="12.303cm">
          <text:p text:style-name="P9"><text:span text:style-name="T2">Authoration gro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77" draw:text-style-name="P4" draw:layer="layout" svg:width="19.59cm" svg:height="2.638cm" svg:x="1cm" svg:y="1.029cm">
          <draw:text-box>
            <text:p text:style-name="P2"><text:span text:style-name="T1">Servic</text:span><text:span text:style-name="T1">e </text:span><text:span text:style-name="T1">Modur</text:span><text:span text:style-name="T1">e 1</text:span></text:p>
          </draw:text-box>
        </draw:frame>
        <draw:custom-shape draw:style-name="gr78" draw:text-style-name="P6" draw:layer="layout" svg:width="17.464cm" svg:height="15.748cm" svg:x="2.016cm" svg:y="10.525cm">
          <text:p text:style-name="P2"><text:span text:style-name="T2">service Modure</text:span></text:p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16.51cm" svg:height="14.224cm" svg:x="2.524cm" svg:y="11.541cm">
          <text:p text:style-name="P2"><text:span text:style-name="T2">Service Obj(coregateway) (export)</text:span></text:p>
          <draw:enhanced-geometry svg:viewBox="0 0 21600 21600" draw:type="rectangle" draw:enhanced-path="M 0 0 L 21600 0 21600 21600 0 21600 0 0 Z N"/>
        </draw:custom-shape>
        <draw:frame draw:style-name="gr80" draw:text-style-name="P12" draw:layer="layout" svg:width="19.59cm" svg:height="4.318cm" svg:x="1cm" svg:y="3.794cm">
          <draw:text-box>
            <text:p><text:span text:style-name="T6">Objective</text:span><text:span text:style-name="T6">: </text:span><text:span text:style-name="T13">provide </text:span><text:span text:style-name="T13">and </text:span><text:span text:style-name="T13">mange </text:span><text:span text:style-name="T13">service </text:span><text:span text:style-name="T13">api, and </text:span><text:span text:style-name="T13">route the </text:span><text:span text:style-name="T13">message</text:span><text:span text:style-name="T13">s on </text:span><text:span text:style-name="T13">internet</text:span></text:p>
          </draw:text-box>
        </draw:frame>
        <draw:frame draw:style-name="gr81" draw:text-style-name="P12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82" draw:text-style-name="P14" draw:layer="layout" svg:width="2.989cm" svg:height="5.588cm" svg:x="2.837cm" svg:y="12.3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1" draw:layer="layout" svg:width="2.259cm" svg:height="0.889cm" svg:x="3.032cm" svg:y="13.127cm">
          <text:p text:style-name="P2"><text:span text:style-name="T3">_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1" draw:layer="layout" svg:width="2.259cm" svg:height="0.889cm" svg:x="3.059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1" draw:layer="layout" svg:width="2.259cm" svg:height="0.889cm" svg:x="3.059cm" svg:y="1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11.811cm" svg:height="3.175cm" svg:x="6.207cm" svg:y="12.303cm">
          <text:p text:style-name="P9"><text:span text:style-name="T2">Service(servicename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7" draw:layer="layout" svg:width="2.921cm" svg:height="1.905cm" svg:x="6.461cm" svg:y="13.192cm">
          <text:p text:style-name="P9"><text:span text:style-name="T11">Variables </text:span></text:p>
          <text:p text:style-name="P9"><text:span text:style-name="T12">_serviceprofile</text:span></text:p>
          <text:p text:style-name="P9"><text:span text:style-name="T12">_servicesokect</text:span></text:p>
          <text:p text:style-name="P9"><text:span text:style-name="T12">_serviceprevidege</text:span></text:p>
          <text:p text:style-name="P9"><text:span text:style-name="T12">_serviceexc</text:span></text:p>
          <draw:enhanced-geometry svg:viewBox="0 0 21600 21600" draw:type="rectangle" draw:enhanced-path="M 0 0 L 21600 0 21600 21600 0 21600 0 0 Z N"/>
        </draw:custom-shape>
        <draw:custom-shape draw:style-name="gr87" draw:text-style-name="P18" draw:layer="layout" svg:width="5.842cm" svg:height="1.905cm" svg:x="9.763cm" svg:y="13.192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socket(SSocket)</text:span></text:p>
          <text:p text:style-name="P9"><text:span text:style-name="T3">setupexec(path)</text:span></text:p>
          <text:p text:style-name="P9"><text:span text:style-name="T14">onSSMessage(handler(clientprofile, </text:span><text:span text:style-name="T3">data)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88" draw:text-style-name="P10" draw:layer="layout" svg:width="11.811cm" svg:height="4.953cm" svg:x="6.207cm" svg:y="15.799cm">
          <text:p text:style-name="P9"><text:span text:style-name="T2">ServiceSocket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2.921cm" svg:height="3.048cm" svg:x="6.588cm" svg:y="16.815cm">
          <text:p text:style-name="P9"><text:span text:style-name="T11">Variables </text:span></text:p>
          <text:p text:style-name="P9"><text:span text:style-name="T14">_</text:span><text:span text:style-name="T12">SendHadler</text:span></text:p>
          <text:p text:style-name="P9"><text:span text:style-name="T12">_mode</text:span></text:p>
          <draw:enhanced-geometry svg:viewBox="0 0 21600 21600" draw:type="rectangle" draw:enhanced-path="M 0 0 L 21600 0 21600 21600 0 21600 0 0 Z N"/>
        </draw:custom-shape>
        <draw:custom-shape draw:style-name="gr89" draw:text-style-name="P18" draw:layer="layout" svg:width="7.874cm" svg:height="3.048cm" svg:x="9.89cm" svg:y="16.815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(SendHadler(clientprofile, data), </text:span><text:span text:style-name="T3">mode)</text:span></text:p>
          <text:p text:style-name="P9"><text:span text:style-name="T14">send(clientprofile, data</text:span><text:span text:style-name="T3">)</text:span></text:p>
          <text:p text:style-name="P9"><text:span text:style-name="T3">onData(clientprofile, data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90" draw:text-style-name="P10" draw:layer="layout" svg:width="11.811cm" svg:height="4.087cm" svg:x="6.208cm" svg:y="21.066cm">
          <text:p text:style-name="P9"><text:span text:style-name="T2">ServiceProfile</text:span><text:span text:style-name="T2">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7" draw:layer="layout" svg:width="2.921cm" svg:height="2.515cm" svg:x="6.589cm" svg:y="21.904cm">
          <text:p text:style-name="P9"><text:span text:style-name="T11">Variables </text:span></text:p>
          <text:p text:style-name="P9"><text:span text:style-name="T14">_</text:span><text:span text:style-name="T12">SendHadler</text:span></text:p>
          <text:p text:style-name="P9"><text:span text:style-name="T12">_mode</text:span></text:p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7.874cm" svg:height="2.515cm" svg:x="9.891cm" svg:y="21.904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(SendHadler(cl</text:span><text:span text:style-name="T3">ientprofile, data), </text:span><text:span text:style-name="T3">mode)</text:span></text:p>
          <text:p text:style-name="P9"><text:span text:style-name="T14">send(clientprofile, </text:span><text:span text:style-name="T14">data</text:span><text:span text:style-name="T3">)</text:span></text:p>
          <text:p text:style-name="P9"><text:span text:style-name="T3">onData(clientprofile, </text:span><text:span text:style-name="T3">data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2_5f_6" style:display-name="Default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" style:display-name="Default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" style:display-name="Default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" style:display-name="Default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" style:display-name="Default_2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" style:display-name="Default_2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1" style:display-name="Default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1" style:display-name="Default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1" style:display-name="Default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1" style:display-name="Default_2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1" style:display-name="Default_2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2" style:display-name="Default_2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2" style:display-name="Default_2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2" style:display-name="Default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2" style:display-name="Default_2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2" style:display-name="Default_2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6:40:42.721302027</meta:creation-date>
    <dc:date>2018-03-30T17:32:39.715672402</dc:date>
    <meta:editing-duration>P3DT20H14M39S</meta:editing-duration>
    <meta:editing-cycles>97</meta:editing-cycles>
    <meta:generator>LibreOffice/6.0.2.1.0$Linux_X86_64 LibreOffice_project/00m0$Build-1</meta:generator>
    <meta:document-statistic meta:object-count="170"/>
  </office:meta>
</office:document-meta>
</file>